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Path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PathTransformer.getValue( final String variab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PathTransformer.endTransformingElement( String uri , String name , String ra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PathTransform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PathTransformer.startTransformingElement( String uri , String name , String raw , Attributes at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PathTransformer.startElement( String uri , String loc , String raw , Attributes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PathTransformer.finishIf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PathTransformer.doValueOf( final Attributes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PathTransformer.doContinuation( final Attributes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PathTransformer.doIf( final Attributes a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PathTransformer.checkJPathAction( final AttributesImpl 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PathTransformer.setup( SourceResolver resolver , Map objectModel , String src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